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19" style:parent-style-name="Standardnípísmoodstavce" style:family="text">
      <style:text-properties style:language-asian="en" style:country-asian="US"/>
    </style:style>
    <style:style style:name="T20" style:parent-style-name="Standardnípísmoodstavce" style:family="text">
      <style:text-properties style:language-asian="en" style:country-asian="US"/>
    </style:style>
    <style:style style:name="T21" style:parent-style-name="Značkapozn.podčarou" style:family="text">
      <style:text-properties style:language-asian="en" style:country-asian="US"/>
    </style:style>
    <style:style style:name="P22" style:parent-style-name="Textpozn.podčarou" style:family="paragraph">
      <style:paragraph-properties fo:text-align="start"/>
    </style:style>
    <style:style style:name="T23" style:parent-style-name="Standardnípísmoodstavce" style:family="text">
      <style:text-properties style:language-asian="en" style:country-asian="US"/>
    </style:style>
    <style:style style:name="T24" style:parent-style-name="Hypertextovýodkaz" style:family="text">
      <style:text-properties style:font-name-complex="Calibri" fo:font-size="11pt" style:font-size-asian="11pt" style:font-size-complex="11pt" style:language-asian="en" style:country-asian="US"/>
    </style:style>
    <style:style style:name="T25" style:parent-style-name="Standardnípísmoodstavce" style:family="text">
      <style:text-properties style:language-asian="en" style:country-asian="US"/>
    </style:style>
    <style:style style:name="T26" style:parent-style-name="Standardnípísmoodstavce" style:family="text">
      <style:text-properties style:font-name-complex="Calibri" fo:font-size="11pt" style:font-size-asian="11pt" style:font-size-complex="11pt" style:language-asian="en" style:country-asian="US"/>
    </style:style>
    <style:style style:name="T27" style:parent-style-name="Standardnípísmoodstavce" style:family="text">
      <style:text-properties style:font-name-complex="Calibri" fo:font-size="11pt" style:font-size-asian="11pt" style:font-size-complex="11pt" style:language-asian="en" style:country-asian="US"/>
    </style:style>
    <style:style style:name="T28" style:parent-style-name="Značkapozn.podčarou" style:family="text">
      <style:text-properties style:font-name-complex="Calibri" style:font-size-complex="11pt" style:language-asian="en" style:country-asian="US"/>
    </style:style>
    <style:style style:name="P29" style:parent-style-name="Textpozn.podčarou" style:family="paragraph">
      <style:paragraph-properties fo:text-align="start"/>
    </style:style>
    <style:style style:name="T30" style:parent-style-name="Hypertextovýodkaz" style:family="text">
      <style:text-properties style:font-name-complex="Calibri" fo:font-size="11pt" style:font-size-asian="11pt" style:font-size-complex="11pt" style:language-asian="en" style:country-asian="US"/>
    </style:style>
    <style:style style:name="T31" style:parent-style-name="Standardnípísmoodstavce" style:family="text">
      <style:text-properties style:font-name-complex="Calibri" fo:font-size="11pt" style:font-size-asian="11pt" style:font-size-complex="11pt" style:language-asian="en" style:country-asian="US"/>
    </style:style>
    <style:style style:name="T32" style:parent-style-name="Standardnípísmoodstavce" style:family="text">
      <style:text-properties style:font-name-complex="Calibri" fo:font-size="11pt" style:font-size-asian="11pt" style:font-size-complex="11pt" style:language-asian="en" style:country-asian="US"/>
    </style:style>
    <style:style style:name="T33" style:parent-style-name="Standardnípísmoodstavce" style:family="text">
      <style:text-properties style:font-name-complex="Calibri" fo:font-size="11pt" style:font-size-asian="11pt" style:font-size-complex="11pt" style:language-asian="en" style:country-asian="US"/>
    </style:style>
    <style:style style:name="T34" style:parent-style-name="Značkapozn.podčarou" style:family="text">
      <style:text-properties style:font-name-complex="Calibri" style:font-size-complex="11pt" style:language-asian="en" style:country-asian="US"/>
    </style:style>
    <style:style style:name="P35" style:parent-style-name="Textpozn.podčarou" style:family="paragraph">
      <style:paragraph-properties fo:text-align="star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3/2021<text:bookmark-end text:name="Text14"/></text:p>
            <text:p text:style-name="Normální">KVOP-9459/2021<text:bookmark-end text:name="Text2"/></text:p>
            <text:p text:style-name="Normální"><text:bookmark-start text:name="Text6"/>04. 03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<text:bookmark-start text:name="Text9"/>Z<text:bookmark-end text:name="Text9"/>. V.</text:p>
            <text:p text:style-name="Normální"/>
            <text:p text:style-name="Normální"/>
            <text:p text:style-name="Normální"/>
            <text:p text:style-name="Normální"><text:span text:style-name="T17">e-mail:<text:s/></text:span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Normální"/>
      <text:p text:style-name="Základnítext">Vážená paní V.,</text:p>
      <text:p text:style-name="Základnítext">dne 21. února byla do Kanceláře veřejného ochránce práv doručena Vaše žádost podle zákona o svobodném přístupu k informacím, kterou<text:s/><text:span text:style-name="Silné">žádáte následující informace</text:span>:</text:p>
      <text:list text:style-name="LFO3_1" text:continue-numbering="true">
        <text:list-item>
          <text:p text:style-name="P18">Radu, popř. informaci, odkud mohla JUDr. Kovářová čerpat, případně o jiný údaj (kolik dětí je vyslechnuto OSPODy/soudy v řízení, které se jich týkají), pokud jím Kancelář VOP disponuje. </text:p>
        </text:list-item>
      </text:list>
      <text:p text:style-name="Základnítext">Svoji žádost uvádíte sdělením, že JUDr. Kovářová ve své nové knize Abeceda rodinného práva uvádí, že „dle šetření VOP je pouze 20 % dětí vyslýcháno před soudy, a jsou tak přímo zjišťována jejich stanoviska" (str. 112). Na téma participačních práv dítěte píšete diplomovou práci a ráda byste v ní citovala primární zdroje. Pokusila jste se tedy uvedenou informaci vyhledat na webových stránkách i ve zprávách VOP, nicméně jste nebyla úspěšná.</text:p>
      <text:p text:style-name="Základnítext">K Vaší žádosti<text:s/><text:span text:style-name="Silné">poskytuji následující informace</text:span>:</text:p>
      <text:p text:style-name="Základnítext"><text:span text:style-name="T19">Podařilo se mi dohledat příspěvek kolegyně Mgr. Petry<text:s/></text:span><text:span text:style-name="T20">Zdražilové z konference nazvané Působnost ombudsmana ve vztahu k lidským právům, která proběhla v Senátu dne 13. 12. 2011.</text:span><text:span text:style-name="T21"><text:note text:note-class="footnote" text:id="_ftn0"><text:note-citation>1</text:note-citation><text:note-body><text:p text:style-name="P22"><text:s/><text:span text:style-name="T23">Příspěvek nazvaný „Veřejný ochránce práv a prevence špatného zacházení“ můžete dohledat <text:s/>na<text:s/></text:span><text:a xlink:href="https://www.ochrance.cz/fileadmin/user_upload/Publikace/Konference_v_Senatu.pdf" office:target-frame-name="_top" xlink:show="replace"><text:span text:style-name="T24">https://www.ochrance.cz/fileadmin/user_upload/Publikace/Konference_v_Senatu.pdf</text:span></text:a></text:p></text:note-body></text:note></text:span><text:span text:style-name="T25"><text:s/>V příspěvku na str. 30 kolegyně zmiňuje, že:<text:s/></text:span><text:span text:style-name="Zdůraznění">„Více než 80% dětí starších 12ti let během řízení, v němž se rozhodovalo</text:span><text:span text:style-name="Zdůraznění"><text:s/>o jejich odejmutí z rodiny vyslechnuto nebylo.“</text:span><text:s/></text:p>
      <text:p text:style-name="Základnítext"><text:span text:style-name="T26">Uvedený příspěvek navazoval na systematické návštěvy dětských zařízení, které proběhly v letech 2011 až 2012. V tomto ohledu Vás mohu odkázat na Zprávu ze systematických návštěv školských zařízení pro výkon</text:span><text:span text:style-name="T27"><text:s/>ústavní výchovy a ochranné výchovy.</text:span><text:span text:style-name="T28"><text:note text:note-class="footnote" text:id="_ftn1"><text:note-citation>2</text:note-citation><text:note-body><text:p text:style-name="P29"><text:s/>Zpráva je dostupná na <text:s text:c="2"/><text:a xlink:href="https://www.ochrance.cz/fileadmin/user_upload/ochrana_osob/2012/2012_skolska-zarizeni.pdf" office:target-frame-name="_top" xlink:show="replace"><text:span text:style-name="T30">https://www.ochrance.cz/fileadmin/user_upload/ochrana_osob/2012/2012_skolska-zarizeni.pdf</text:span></text:a></text:p></text:note-body></text:note></text:span><text:span text:style-name="T31"><text:s/>Na str. 56 se píše:<text:s/></text:span><text:span text:style-name="Zdůraznění">„89. V tomto ohledu musím uvést, že po prostudování 489 rozhodnutí o umístění dítěte do<text:s/></text:span><text:soft-page-break/><text:span text:style-name="Zdůraznění">navštívených zařízení, kdy se 347 těchto rozhodnutí týkalo</text:span><text:span text:style-name="Zdůraznění"><text:s/>dětí, které měly v době rozhodování 12 let a více, bylo dítě osobně slyšeno před soudem v 69 případech.“</text:span></text:p>
      <text:p text:style-name="Normální"><text:span text:style-name="T32">Nad rámec Vaší žádosti sděluji, že tématem participace dětí jsme se zabývali také ve Sbornících stanovisek veřejného ochránce práv Rodina a dítě a Rod</text:span><text:span text:style-name="T33">ina a dítě II.</text:span><text:span text:style-name="T34"><text:note text:note-class="footnote" text:id="_ftn2"><text:note-citation>3</text:note-citation><text:note-body><text:p text:style-name="P35"><text:s/>Sborníky jsou dostupné na:<text:s/><text:a xlink:href="https://www.ochrance.cz/vystupy/publikace/stanoviska/Rodina_a_dite.pdf" office:target-frame-name="_top" xlink:show="replace"><text:span text:style-name="Hypertextovýodkaz">https://www.ochrance.cz/vystupy/publikace/stanoviska/Rodina_a_dite.pdf</text:span></text:a><text:s/>a<text:s/><text:a xlink:href="https://www.ochrance.cz/vystupy/publikace/stanoviska/Sbornik_Rodina_a_dite-2.pdf" office:target-frame-name="_top" xlink:show="replace"><text:span text:style-name="Hypertextovýodkaz">https://www.ochrance.cz/vystupy/publikace/stanoviska/Sbornik_Rodina_a_dite-2.pdf</text:span></text:a><text:s/></text:p></text:note-body></text:note></text:span></text:p>
      <text:p text:style-name="Základnítext">S pozdravem <text:s/><text:tab/></text:p>
      <text:p text:style-name="Základnítext"/>
      <text:p text:style-name="Základnítext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Normální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6ZG1*</text:span></text:p>
        <text:p text:style-name="P12"><text:span text:style-name="T13">KVOPX00B6ZG1</text:span>KVOPX00B6ZG1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KVOP</dc:creator>
    <meta:creation-date>2021-03-09T12:43:00Z</meta:creation-date>
    <dc:date>2021-03-15T08:21:00Z</dc:date>
    <meta:print-date>2016-06-27T08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4" meta:word-count="312" meta:character-count="2154" meta:row-count="15" meta:non-whitespace-character-count="1846"/>
  </office:meta>
</office:document-meta>
</file>